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true" fo:min-height="1.615cm" fo:min-width="8.78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auto-grow-width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true" fo:min-height="1.021cm" fo:min-width="3.4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3.3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8000" fo:font-family="'DejaVu Sans'" style:font-family-generic="swiss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008000"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286cm" svg:height="1.865cm" svg:x="10.455cm" svg:y="9.1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measurelines" svg:width="4.659cm" svg:height="1.305cm" svg:x="1.205cm" svg:y="9.5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measurelines" svg:x1="1.635cm" svg:y1="8.62cm" svg:x2="19.415cm" svg:y2="8.62cm">
          <text:p/>
        </draw:line>
        <draw:line draw:style-name="gr3" draw:text-style-name="P3" draw:layer="measurelines" svg:x1="1.635cm" svg:y1="7.35cm" svg:x2="19.415cm" svg:y2="7.35cm">
          <text:p/>
        </draw:line>
        <draw:line draw:style-name="gr3" draw:text-style-name="P3" draw:layer="measurelines" svg:x1="1.635cm" svg:y1="6.08cm" svg:x2="19.415cm" svg:y2="6.08cm">
          <text:p/>
        </draw:line>
        <draw:frame draw:style-name="gr4" draw:text-style-name="P5" draw:layer="measurelines" svg:width="5.946cm" svg:height="0.747cm" svg:x="1.035cm" svg:y="5.276cm">
          <draw:text-box>
            <text:p text:style-name="P4"><text:span text:style-name="T1">Actor #1: rocket launcher</text:span></text:p>
          </draw:text-box>
        </draw:frame>
        <draw:frame draw:style-name="gr4" draw:text-style-name="P5" draw:layer="measurelines" svg:width="3.588cm" svg:height="0.747cm" svg:x="1.036cm" svg:y="6.677cm">
          <draw:text-box>
            <text:p text:style-name="P4"><text:span text:style-name="T1">Actor #2: tank</text:span></text:p>
          </draw:text-box>
        </draw:frame>
        <draw:frame draw:style-name="gr4" draw:text-style-name="P5" draw:layer="measurelines" svg:width="4.519cm" svg:height="0.747cm" svg:x="1.037cm" svg:y="7.978cm">
          <draw:text-box>
            <text:p text:style-name="P4"><text:span text:style-name="T1">Actor #3: observer</text:span></text:p>
          </draw:text-box>
        </draw:frame>
        <draw:frame draw:style-name="gr5" draw:text-style-name="P7" draw:layer="measurelines" svg:width="2.847cm" svg:height="0.692cm" svg:x="3.158cm" svg:y="9.79cm">
          <draw:text-box>
            <text:p text:style-name="P6"><text:span text:style-name="T2">Actor message</text:span></text:p>
          </draw:text-box>
        </draw:frame>
        <draw:line draw:style-name="gr6" draw:text-style-name="P3" draw:layer="measurelines" svg:x1="1.352cm" svg:y1="10.175cm" svg:x2="3.257cm" svg:y2="10.175cm">
          <text:p/>
        </draw:line>
        <draw:frame draw:style-name="gr7" draw:text-style-name="P8" draw:layer="measurelines" svg:width="2.483cm" svg:height="1.309cm" svg:x="17.51cm" svg:y="6.645cm">
          <draw:text-box>
            <text:p text:style-name="P4"><text:span text:style-name="T3">Simulation</text:span></text:p>
            <text:p text:style-name="P4"><text:span text:style-name="T3">time</text:span></text:p>
          </draw:text-box>
        </draw:frame>
        <draw:line draw:style-name="gr6" draw:text-style-name="P3" draw:layer="measurelines" svg:x1="6.08cm" svg:y1="6.08cm" svg:x2="9.255cm" svg:y2="8.62cm">
          <text:p/>
        </draw:line>
        <draw:line draw:style-name="gr6" draw:text-style-name="P3" draw:layer="measurelines" svg:x1="6.081cm" svg:y1="6.08cm" svg:x2="6.715cm" svg:y2="7.35cm">
          <text:p/>
        </draw:line>
        <draw:custom-shape draw:style-name="gr8" draw:text-style-name="P1" draw:layer="measurelines" svg:width="3.969cm" svg:height="1.271cm" svg:x="6.225cm" svg:y="9.5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9" draw:layer="measurelines" svg:width="3.969cm" svg:height="1.309cm" svg:x="6.311cm" svg:y="9.556cm">
          <draw:text-box>
            <text:p text:style-name="P4"><text:span text:style-name="T4">M1: rocket fired</text:span></text:p>
            <text:p text:style-name="P4"><text:span text:style-name="T4">M2: tank exploded</text:span></text:p>
          </draw:text-box>
        </draw:frame>
        <draw:line draw:style-name="gr6" draw:text-style-name="P3" draw:layer="measurelines" svg:x1="6.715cm" svg:y1="7.35cm" svg:x2="7.985cm" svg:y2="8.62cm">
          <text:p/>
        </draw:line>
        <draw:frame draw:style-name="gr5" draw:text-style-name="P7" draw:layer="measurelines" svg:width="0.989cm" svg:height="0.692cm" svg:x="5.493cm" svg:y="6.246cm">
          <draw:text-box>
            <text:p text:style-name="P4"><text:span text:style-name="T2">M1</text:span></text:p>
          </draw:text-box>
        </draw:frame>
        <draw:frame draw:style-name="gr5" draw:text-style-name="P7" draw:layer="measurelines" svg:width="0.989cm" svg:height="0.692cm" svg:x="7.35cm" svg:y="6.658cm">
          <draw:text-box>
            <text:p text:style-name="P4"><text:span text:style-name="T2">M1</text:span></text:p>
          </draw:text-box>
        </draw:frame>
        <draw:frame draw:style-name="gr5" draw:text-style-name="P7" draw:layer="measurelines" svg:width="0.989cm" svg:height="0.692cm" svg:x="6.361cm" svg:y="7.728cm">
          <draw:text-box>
            <text:p text:style-name="P4"><text:span text:style-name="T2">M2</text:span></text:p>
          </draw:text-box>
        </draw:frame>
        <draw:frame draw:style-name="gr5" draw:layer="measurelines" svg:width="5.078cm" svg:height="1.038cm" svg:x="7.985cm" svg:y="4.81cm">
          <draw:text-box>
            <text:p text:style-name="P4">Causality issues</text:p>
          </draw:text-box>
        </draw:frame>
        <draw:frame draw:style-name="gr10" draw:text-style-name="P9" draw:layer="layout" svg:width="9.625cm" svg:height="1.905cm" svg:x="10.33cm" svg:y="9.155cm">
          <draw:text-box>
            <text:p text:style-name="P4"><text:span text:style-name="T5">Inconsistency</text:span><text:span text:style-name="T4"> here: from the point of view of the </text:span></text:p>
            <text:p text:style-name="P4"><text:span text:style-name="T4">observer (actor #3), the effects (tank explosion) </text:span></text:p>
            <text:p text:style-name="P4"><text:span text:style-name="T4">precede the causes (a rocket is fired).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Olivier Boudeville</meta:initial-creator>
    <meta:creation-date>2008-11-12T14:01:20</meta:creation-date>
    <dc:creator>Olivier Boudeville</dc:creator>
    <dc:date>2011-01-24T11:17:33</dc:date>
    <meta:editing-cycles>5</meta:editing-cycles>
    <meta:editing-duration>PT22H51M57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